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6cd40" officeooo:paragraph-rsid="0006cd40"/>
    </style:style>
    <style:style style:name="P2" style:family="paragraph" style:parent-style-name="Standard">
      <style:text-properties style:font-name="FreeMono" officeooo:rsid="0006cd40" officeooo:paragraph-rsid="0008a298"/>
    </style:style>
    <style:style style:name="P3" style:family="paragraph" style:parent-style-name="Standard">
      <style:text-properties style:font-name="FreeMono" officeooo:rsid="0006cd40" officeooo:paragraph-rsid="000a2995"/>
    </style:style>
    <style:style style:name="P4" style:family="paragraph" style:parent-style-name="Standard">
      <style:text-properties style:font-name="FreeMono" officeooo:rsid="00090050" officeooo:paragraph-rsid="00090050"/>
    </style:style>
    <style:style style:name="P5" style:family="paragraph" style:parent-style-name="Standard">
      <style:text-properties style:font-name="FreeMono" officeooo:rsid="0009eecc" officeooo:paragraph-rsid="0009eecc"/>
    </style:style>
    <style:style style:name="P6" style:family="paragraph" style:parent-style-name="Standard">
      <style:text-properties style:font-name="FreeMono" fo:font-weight="bold" officeooo:rsid="0006cd40" officeooo:paragraph-rsid="0008a298" style:font-weight-asian="bold" style:font-weight-complex="bold"/>
    </style:style>
    <style:style style:name="P7" style:family="paragraph" style:parent-style-name="Standard">
      <style:text-properties style:font-name="FreeMono" officeooo:rsid="000a2995" officeooo:paragraph-rsid="000a2995"/>
    </style:style>
    <style:style style:name="T1" style:family="text">
      <style:text-properties fo:letter-spacing="-0.0008in" loext:padding="0in" loext:border="none"/>
    </style:style>
    <style:style style:name="T2" style:family="text">
      <style:text-properties loext:padding="0in" loext:border="none"/>
    </style:style>
    <style:style style:name="T3" style:family="text">
      <style:text-properties fo:letter-spacing="normal" loext:padding="0in" loext:border="none"/>
    </style:style>
    <style:style style:name="T4" style:family="text">
      <style:text-properties fo:letter-spacing="0.0016in" loext:padding="0in" loext:border="none"/>
    </style:style>
    <style:style style:name="T5" style:family="text">
      <style:text-properties officeooo:rsid="000a2995"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495</text:p>
      <text:p text:style-name="P1">Assignment 2</text:p>
      <text:p text:style-name="P1"/>
      <text:p text:style-name="P2"><text:span text:style-name="T1">1. </text:span><text:span text:style-name="T2">Describe the difference between prescriptive </text:span><text:span text:style-name="T1">and </text:span><text:span text:style-name="T2">descriptive design processes. Use VLSI design and embedded system design as examples to aid you distinguish between the two processes.</text:span></text:p>
      <text:p text:style-name="P2"><text:span text:style-name="T2"/></text:p>
      <text:p text:style-name="P6"><text:span text:style-name="T2">2. Using the Internet conduct research on the "Agile" Software Design Process? Clearly indicate your sources that you referenced. How does Agile design differ from the traditional Waterfall Design Process. Can this method be applied to hardware designs as well? Justify your answer.</text:span></text:p>
      <text:p text:style-name="P2"><text:span text:style-name="T2"/></text:p>
      <text:p text:style-name="P5"><text:span text:style-name="T2">Agile is a framework or structure for managing software development which focuses on frequent reflection and iterative changes to first generate a minimum viable product, and then continue it to completion. Waterfall design methods instead focus on a heavy pre-allocation of design requirements and specifications, which are then entirely carried out to produce a final product. I'm not sure if Agile can be applied to hardware design. </text:span><text:span text:style-name="T5">Unlike software, where sections can be written and the method of exporting values manipulated later, hardware design requires more interdependancy within components. If a serial connection or bus changes, then an entire section of hardware may become irrelevent. Because of this I suspect that Agile would not work well for a hardware design team.</text:span></text:p>
      <text:p text:style-name="P2"><text:span text:style-name="T2"/></text:p>
      <text:p text:style-name="P4"><text:span text:style-name="T2">Sources</text:span></text:p>
      <text:p text:style-name="P4"><text:a xlink:type="simple" xlink:href="http://www.agilenutshell.com/" text:style-name="Internet_20_link" text:visited-style-name="Visited_20_Internet_20_Link"><text:span text:style-name="T2">http://www.agilenutshell.com/</text:span></text:a></text:p>
      <text:p text:style-name="P7"><text:a xlink:type="simple" xlink:href="http://www.allaboutagile.com/what-is-agile-10-key-principles/" text:style-name="Internet_20_link" text:visited-style-name="Visited_20_Internet_20_Link"><text:span text:style-name="T2">http://www.allaboutagile.com/what-is-agile-10-key-principles/</text:span></text:a></text:p>
      <text:p text:style-name="P3"><text:span text:style-name="T2"/></text:p>
      <text:p text:style-name="P6"><text:span text:style-name="T2">3. In your own words, describe the differences between creative</text:span><text:span text:style-name="T3">, </text:span><text:span text:style-name="T2">variant, and routine designs.</text:span></text:p>
      <text:p text:style-name="P2"><text:span text:style-name="T2"/></text:p>
      <text:p text:style-name="P2"><text:span text:style-name="T2"/></text:p>
      <text:p text:style-name="P2"><text:span text:style-name="T2"/></text:p>
      <text:p text:style-name="P2"><text:span text:style-name="T2">4. Describe what is meant by a marketing requirement.</text:span></text:p>
      <text:p text:style-name="P2"><text:span text:style-name="T2"/></text:p>
      <text:p text:style-name="P2"><text:span text:style-name="T2">5. What is the purpose of an objective tree? How does one create such an entity? Explain the process using an example.</text:span></text:p>
      <text:p text:style-name="P2"><text:span text:style-name="T2"/></text:p>
      <text:p text:style-name="P2"><text:span text:style-name="T2">6. The needs for a garage door opener have been determined to be safety, speed, security, reliability, and low noise. Create a pairwise comparisons matrix to determine the relative weights of the needs. Apply your judgment in making the relative comparisons. Justify your ratings and illustrate the process using your weightings.</text:span></text:p>
      <text:p text:style-name="P2"><text:span text:style-name="T2"/></text:p>
      <text:p text:style-name="P2"><text:span text:style-name="T2">7. Briefly describe the four essential properties of an engineering requirement. 8. Identify the three levels of standards usage and what is meant by each one. 9. Describe the difference between the terms verification </text:span><text:span text:style-name="T4">and </text:span><text:span text:style-name="T2">validation. Use an </text:span><text:line-break/><text:span text:style-name="T2">example to aid you in this descrip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22:54:57.202799839</meta:creation-date>
    <dc:date>2015-09-08T12:29:17.678177957</dc:date>
    <meta:editing-duration>PT4H23M44S</meta:editing-duration>
    <meta:editing-cycles>5</meta:editing-cycles>
    <meta:generator>LibreOffice/5.0.1.2.0$Linux_X86_64 LibreOffice_project/00m0$Build-2</meta:generator>
    <meta:document-statistic meta:table-count="0" meta:image-count="0" meta:object-count="0" meta:page-count="1" meta:paragraph-count="14" meta:word-count="341" meta:character-count="2259" meta:non-whitespace-character-count="1930"/>
  </office:meta>
</office:document-meta>
</file>